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0df6da"/>
    </style:style>
    <style:style style:name="P9" style:family="paragraph" style:parent-style-name="Text_20_body">
      <style:text-properties fo:language="fr" fo:country="FR" officeooo:rsid="001049d7" officeooo:paragraph-rsid="001049d7"/>
    </style:style>
    <style:style style:name="P10" style:family="paragraph" style:parent-style-name="Text_20_body">
      <style:text-properties fo:language="fr" fo:country="FR" officeooo:rsid="000fdcfe" officeooo:paragraph-rsid="000fdcfe"/>
    </style:style>
    <style:style style:name="P11" style:family="paragraph" style:parent-style-name="Text_20_body">
      <style:text-properties fo:language="fr" fo:country="FR" officeooo:rsid="0014aa26" officeooo:paragraph-rsid="0014aa26"/>
    </style:style>
    <style:style style:name="P12" style:family="paragraph" style:parent-style-name="Text_20_body">
      <style:text-properties fo:language="fr" fo:country="FR" officeooo:rsid="00276d8b" officeooo:paragraph-rsid="00276d8b"/>
    </style:style>
    <style:style style:name="P13" style:family="paragraph" style:parent-style-name="Text_20_body">
      <style:text-properties officeooo:rsid="000f05d2" officeooo:paragraph-rsid="000f05d2"/>
    </style:style>
    <style:style style:name="P14" style:family="paragraph" style:parent-style-name="Text_20_body">
      <style:text-properties officeooo:rsid="000fdcfe" officeooo:paragraph-rsid="000fdcfe"/>
    </style:style>
    <style:style style:name="P15" style:family="paragraph" style:parent-style-name="Text_20_body">
      <style:text-properties fo:color="#800000" fo:language="fr" fo:country="FR"/>
    </style:style>
    <style:style style:name="P16" style:family="paragraph" style:parent-style-name="Text_20_body">
      <style:text-properties fo:color="#800000" fo:language="fr" fo:country="FR" officeooo:rsid="0011a5f5" officeooo:paragraph-rsid="0011a5f5"/>
    </style:style>
    <style:style style:name="P17" style:family="paragraph" style:parent-style-name="Text_20_body">
      <style:text-properties officeooo:rsid="00175c0e" officeooo:paragraph-rsid="00175c0e"/>
    </style:style>
    <style:style style:name="P18" style:family="paragraph" style:parent-style-name="Text_20_body">
      <style:text-properties fo:color="#007826" fo:language="fr" fo:country="FR" officeooo:rsid="001b846e"/>
    </style:style>
    <style:style style:name="P19" style:family="paragraph" style:parent-style-name="Text_20_body">
      <style:text-properties officeooo:rsid="00134ac9" officeooo:paragraph-rsid="00134ac9"/>
    </style:style>
    <style:style style:name="P20" style:family="paragraph" style:parent-style-name="Text_20_body">
      <style:text-properties officeooo:rsid="0027a33b" officeooo:paragraph-rsid="0027a33b"/>
    </style:style>
    <style:style style:name="P21" style:family="paragraph" style:parent-style-name="Text_20_body">
      <style:text-properties officeooo:rsid="0027f2c7" officeooo:paragraph-rsid="0027f2c7"/>
    </style:style>
    <style:style style:name="P22" style:family="paragraph" style:parent-style-name="Text_20_body">
      <style:text-properties officeooo:rsid="0029810e" officeooo:paragraph-rsid="0029810e"/>
    </style:style>
    <style:style style:name="P23" style:family="paragraph" style:parent-style-name="Text_20_body">
      <style:text-properties officeooo:rsid="002adf09" officeooo:paragraph-rsid="002adf09"/>
    </style:style>
    <style:style style:name="P24" style:family="paragraph" style:parent-style-name="Text_20_body">
      <style:text-properties officeooo:rsid="002b3b33" officeooo:paragraph-rsid="002b3b33"/>
    </style:style>
    <style:style style:name="P25" style:family="paragraph" style:parent-style-name="Titre_20_annexe">
      <style:paragraph-properties fo:break-before="page"/>
      <style:text-properties officeooo:paragraph-rsid="002cb34d"/>
    </style:style>
    <style:style style:name="P26" style:family="paragraph" style:parent-style-name="Text_20_body">
      <style:paragraph-properties fo:margin-left="0cm" fo:margin-right="0cm" fo:text-indent="0cm" style:auto-text-indent="false"/>
      <style:text-properties fo:language="fr" fo:country="FR" officeooo:paragraph-rsid="000c4c44"/>
    </style:style>
    <style:style style:name="P27" style:family="paragraph" style:parent-style-name="Text_20_body">
      <style:paragraph-properties fo:margin-left="0cm" fo:margin-right="0cm" fo:text-indent="0cm" style:auto-text-indent="false"/>
      <style:text-properties fo:language="fr" fo:country="FR" officeooo:rsid="00252382" officeooo:paragraph-rsid="00252382"/>
    </style:style>
    <style:style style:name="P28" style:family="paragraph" style:parent-style-name="Text_20_body">
      <style:paragraph-properties fo:margin-left="0cm" fo:margin-right="0cm" fo:text-indent="0cm" style:auto-text-indent="false"/>
      <style:text-properties fo:color="#000000" fo:language="fr" fo:country="FR" officeooo:rsid="001b846e" officeooo:paragraph-rsid="00252382"/>
    </style:style>
    <style:style style:name="P29" style:family="paragraph" style:parent-style-name="Text_20_body">
      <style:paragraph-properties fo:margin-left="0cm" fo:margin-right="0cm" fo:text-indent="0cm" style:auto-text-indent="false"/>
      <style:text-properties fo:color="#000000" fo:language="fr" fo:country="FR" officeooo:rsid="0023aea9" officeooo:paragraph-rsid="00252382"/>
    </style:style>
    <style:style style:name="P30" style:family="paragraph" style:parent-style-name="Footnote">
      <style:text-properties officeooo:rsid="000b8bad" officeooo:paragraph-rsid="000b8bad"/>
    </style:style>
    <style:style style:name="P31" style:family="paragraph" style:parent-style-name="Footnote">
      <style:text-properties officeooo:rsid="000fdcfe" officeooo:paragraph-rsid="000fdcfe"/>
    </style:style>
    <style:style style:name="P32" style:family="paragraph" style:parent-style-name="Footnote">
      <style:text-properties officeooo:rsid="001163b7" officeooo:paragraph-rsid="001163b7"/>
    </style:style>
    <style:style style:name="P33" style:family="paragraph" style:parent-style-name="Footnote">
      <style:text-properties officeooo:rsid="0027a33b" officeooo:paragraph-rsid="0027a33b"/>
    </style:style>
    <style:style style:name="P34" style:family="paragraph" style:parent-style-name="Standard" style:master-page-name="Page_20_vide">
      <style:paragraph-properties style:page-number="auto" fo:break-before="page"/>
      <style:text-properties fo:language="fr" fo:country="FR"/>
    </style:style>
    <style:style style:name="P35" style:family="paragraph" style:parent-style-name="Heading" style:master-page-name="First_20_Page">
      <style:paragraph-properties fo:text-align="center" style:justify-single-word="false" style:page-number="auto"/>
      <style:text-properties style:font-name="Arial" fo:language="fr" fo:country="FR"/>
    </style:style>
    <style:style style:name="P36" style:family="paragraph" style:parent-style-name="Text_20_body" style:list-style-name="L1">
      <style:text-properties fo:color="#000000" fo:language="fr" fo:country="FR" officeooo:rsid="001b846e" officeooo:paragraph-rsid="00252382"/>
    </style:style>
    <style:style style:name="P37" style:family="paragraph" style:parent-style-name="Text_20_body" style:list-style-name="L1">
      <style:text-properties fo:language="fr" fo:country="FR" officeooo:rsid="001b846e" officeooo:paragraph-rsid="00252382"/>
    </style:style>
    <style:style style:name="P38" style:family="paragraph" style:parent-style-name="Text_20_body">
      <style:text-properties fo:language="fr" fo:country="FR" officeooo:paragraph-rsid="002d9e3b"/>
    </style:style>
    <style:style style:name="P39" style:family="paragraph" style:parent-style-name="Text_20_body" style:list-style-name="L2">
      <style:text-properties fo:language="fr" fo:country="FR"/>
    </style:style>
    <style:style style:name="P40" style:family="paragraph" style:parent-style-name="Text_20_body" style:list-style-name="L3">
      <style:text-properties fo:language="fr" fo:country="FR"/>
    </style:style>
    <style:style style:name="P41" style:family="paragraph" style:parent-style-name="Text_20_body" style:list-style-name="L3"/>
    <style:style style:name="P42" style:family="paragraph" style:parent-style-name="Text_20_body">
      <style:paragraph-properties fo:margin-left="0cm" fo:margin-right="0cm" fo:text-indent="0cm" style:auto-text-indent="false"/>
      <style:text-properties fo:language="fr" fo:country="FR" officeooo:paragraph-rsid="001049d7"/>
    </style:style>
    <style:style style:name="P43" style:family="paragraph" style:parent-style-name="Heading_20_2">
      <style:text-properties fo:language="fr" fo:country="FR"/>
    </style:style>
    <style:style style:name="P44" style:family="paragraph" style:parent-style-name="Heading_20_2">
      <style:text-properties fo:color="#800000" fo:language="fr" fo:country="FR"/>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fr" fo:country="FR"/>
    </style:style>
    <style:style style:name="P47" style:family="paragraph" style:parent-style-name="Heading_20_1">
      <style:paragraph-properties fo:break-before="page"/>
      <style:text-properties fo:language="fr" fo:country="FR" officeooo:paragraph-rsid="002d9e3b"/>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itre_20_annexe" style:master-page-name="Landscape">
      <style:paragraph-properties style:page-number="auto"/>
    </style:style>
    <style:style style:name="P53" style:family="paragraph" style:parent-style-name="Titre_20_annexe" style:master-page-name="Landscape">
      <style:paragraph-properties style:page-number="auto" fo:break-before="page"/>
    </style:style>
    <style:style style:name="P54" style:family="paragraph" style:parent-style-name="Titre_20_annexe" style:master-page-name="Landscape">
      <style:paragraph-properties style:page-number="auto" fo:break-before="page"/>
      <style:text-properties officeooo:paragraph-rsid="002cb34d"/>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4aa26"/>
    </style:style>
    <style:style style:name="T8" style:family="text">
      <style:text-properties officeooo:rsid="00161d9b"/>
    </style:style>
    <style:style style:name="T9" style:family="text">
      <style:text-properties officeooo:rsid="00175c0e"/>
    </style:style>
    <style:style style:name="T10" style:family="text">
      <style:text-properties officeooo:rsid="0018a287"/>
    </style:style>
    <style:style style:name="T11" style:family="text">
      <style:text-properties officeooo:rsid="001ded6f"/>
    </style:style>
    <style:style style:name="T12" style:family="text">
      <style:text-properties officeooo:rsid="001fe958"/>
    </style:style>
    <style:style style:name="T13" style:family="text">
      <style:text-properties officeooo:rsid="00205438"/>
    </style:style>
    <style:style style:name="T14" style:family="text">
      <style:text-properties officeooo:rsid="0023aea9"/>
    </style:style>
    <style:style style:name="T15" style:family="text">
      <style:text-properties officeooo:rsid="00252382"/>
    </style:style>
    <style:style style:name="T16" style:family="text">
      <style:text-properties officeooo:rsid="002b3b33"/>
    </style:style>
    <style:style style:name="T17" style:family="text">
      <style:text-properties officeooo:rsid="002cb34d"/>
    </style:style>
    <style:style style:name="T18" style:family="text">
      <style:text-properties officeooo:rsid="002cb79c"/>
    </style:style>
    <style:style style:name="T19" style:family="text">
      <style:text-properties officeooo:rsid="002d9e3b"/>
    </style:style>
    <style:style style:name="T20" style:family="text">
      <style:text-properties fo:color="#000000" officeooo:rsid="0023aea9"/>
    </style:style>
    <style:style style:name="T21" style:family="text">
      <style:text-properties officeooo:rsid="002e27e9"/>
    </style:style>
    <style:style style:name="T22" style:family="text">
      <style:text-properties officeooo:rsid="001049d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ahier des charges</text:p>
      <text:p text:style-name="P6">Nom</text:p>
      <text:p text:style-name="P34"/>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8">Sommaire</text:p>
          </text:index-title>
          <text:p text:style-name="P49">1 Introduction<text:tab/>4</text:p>
          <text:p text:style-name="P49">2 Descriptif du projet<text:tab/>5</text:p>
          <text:p text:style-name="P50">2.1 Genèse du groupe<text:tab/>5</text:p>
          <text:p text:style-name="P50">2.2 Description du projet<text:tab/>5</text:p>
          <text:p text:style-name="P50">2.3 Définition des règles<text:tab/>6</text:p>
          <text:p text:style-name="P49">3 Objectifs:<text:tab/>7</text:p>
          <text:p text:style-name="P50">3.1 Partie développement<text:tab/>7</text:p>
          <text:p text:style-name="P50">3.2 Partie base de données<text:tab/>7</text:p>
          <text:p text:style-name="P50">3.3 Partie affichage<text:tab/>7</text:p>
          <text:p text:style-name="P49">4 Structure du projet<text:tab/>8</text:p>
          <text:p text:style-name="P50">4.1 Choix techniques<text:tab/>8</text:p>
          <text:p text:style-name="P50">4.2 MVC (Modèle Vue Contrôleur)<text:tab/>8</text:p>
          <text:p text:style-name="P51">4.2.1 Modèle<text:tab/>8</text:p>
          <text:p text:style-name="P51">4.2.2 Vue<text:tab/>8</text:p>
          <text:p text:style-name="P51">4.2.3 Contrôleur<text:tab/>10</text:p>
          <text:p text:style-name="P50">4.3 MCD (Modèle Conceptuel de Données)<text:tab/>10</text:p>
          <text:p text:style-name="P49">5 Répartition des tâches<text:tab/>11</text:p>
          <text:p text:style-name="P49">6 Difficultés rencontrées<text:tab/>12</text:p>
          <text:p text:style-name="P49">7 Améliorations possibles<text:tab/>13</text:p>
          <text:p text:style-name="P49">Conclusion<text:tab/>14</text:p>
        </text:index-body>
      </text:table-of-content>
      <text:h text:style-name="Heading_20_1" text:outline-level="1" text:is-list-header="true"/>
      <text:h text:style-name="P45"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46" text:outline-level="1">Descriptif du projet</text:h>
      <text:h text:style-name="P43" text:outline-level="2">Genèse du groupe</text:h>
      <text:p text:style-name="P7">Notre groupe s'est formé <text:span text:style-name="T19">à la suite d'</text:span>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text:span text:style-name="T19">e</text:span> entre Bastien, Léo et Melvin et à l'occasion de ce projet qui devait fonctionner par groupe de cinq personnes, Florian ainsi que Raphaël nous ont rejoint pour comp<text:span text:style-name="T19">l</text:span>éter le groupe et former de nouveaux liens.</text:p>
      <text:h text:style-name="P43" text:outline-level="2">Description du projet</text:h>
      <text:p text:style-name="P28"><text:tab/>Le jeu sera un RPG en 2D ou le joueur incarnera un personnage pouvant attaquer, recevoir des <text:span text:style-name="T12">dégâts</text:span>, port<text:span text:style-name="T14">er</text:span> des armures, utilis<text:span text:style-name="T14">er</text:span> des objets et <text:span text:style-name="T14">s</text:span>e déplacer dans différent<text:span text:style-name="T14">s</text:span> niveau<text:span text:style-name="T14">x</text:span> du <text:span text:style-name="T14">jeu</text:span>. L<text:span text:style-name="T11">e</text:span> monde sera composé de <text:span text:style-name="T15">deux zones :</text:span></text:p>
      <text:p text:style-name="P29">La zone de départ fixe sera composée : </text:p>
      <text:list xml:id="list8983447641407419285" text:style-name="L1">
        <text:list-item>
          <text:p text:style-name="P36"><text:span text:style-name="T14">d'un</text:span> forgeron qui permettra d'acheter des armes et <text:span text:style-name="T14">des</text:span> armures <text:span text:style-name="T14">puis par la suite</text:span> <text:span text:style-name="T14">nous permettra </text:span>de les amélior<text:span text:style-name="T14">er.</text:span></text:p>
        </text:list-item>
        <text:list-item>
          <text:p text:style-name="P36"><text:span text:style-name="T14">d'</text:span>une enchanteresse qui permettra d'acheter des potions et des enchantements.</text:p>
        </text:list-item>
        <text:list-item>
          <text:p text:style-name="P37"><text:span text:style-name="T20">d'une porte qui donnera sur le donjon.</text:span></text:p>
        </text:list-item>
      </text:list>
      <text:p text:style-name="P27">Le donjon est l'endroit où le joueur évoluera afin de gagner des ressources en explorant ce dernier ou en combattant les créatures à l’intérieur.</text:p>
      <text:p text:style-name="P7"/>
      <text:p text:style-name="P18"/>
      <text:h text:style-name="P43" text:outline-level="2"><text:soft-page-break/>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text:span text:style-name="T19">s</text:span> échoppes qui permettent d'acheter équipements, armes et potions, et ainsi que l'auberge qui correspond à la zone de départ. <text:span text:style-name="T19">S</text:span>i l'aventurier meurt <text:span text:style-name="T13">il reviens à la</text:span> zone de réapparition <text:span text:style-name="T13">avec une perte d'une partie de son argent</text:span>, l'aventurier vit dans cette auberge <text:span text:style-name="T19">où il </text:span>peut y stocker ou échanger des objets.</text:p>
      <text:p text:style-name="P7">Le donjon est composé de niveaux générés aléatoirement où prolifèrent <text:span text:style-name="T19">d</text:span>es monstres et objets.</text:p>
      <text:p text:style-name="P7">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P38">Les objets peuvent régénérer la vie grâce aux différentes potions de vie, également recharger sa mana grâce aux potions de mana, procurer de la résistance grâce aux armures ou des dégâts avec les armes pouvant être équipé par le personnage.</text:p>
      <text:h text:style-name="P47" text:outline-level="1">Structure du projet</text:h>
      <text:h text:style-name="P43" text:outline-level="2">Choix techniques</text:h>
      <text:p text:style-name="P8">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26"><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43" text:outline-level="2">MVC (Modèle Vue Contrôleur)</text:h>
      <text:h text:style-name="Heading_20_3" text:outline-level="3">Modèle</text:h>
      <text:p text:style-name="Text_20_body"><text:span text:style-name="T6">Nous avons réalisé un </text:span>UML<text:note text:id="ftn1" text:note-class="footnote"><text:note-citation>1</text:note-citation><text:note-body><text:p text:style-name="P30">Voir en annexe 1</text:p></text:note-body></text:note> (Unified Modeling Language) <text:span text:style-name="T6">pour voir la hiérarchie entre nos différents objet.</text:span></text:p>
      <text:h text:style-name="Heading_20_3" text:outline-level="3">Vue </text:h>
      <text:p text:style-name="P19">Pour l'interaction entre les différentes vue<text:span text:style-name="T19">s</text:span>, des dessins puis des mockup<text:span text:style-name="T19">s</text:span> on été<text:span text:style-name="T19">s</text:span> réalis<text:span text:style-name="T19">és</text:span> pour servir de modèle visuel au projet.</text:p>
      <text:p text:style-name="P20">Menu principal<text:note text:id="ftn2" text:note-class="footnote"><text:note-citation>2</text:note-citation><text:note-body><text:p text:style-name="P33">Voir en annexe <text:span text:style-name="T18">2</text:span></text:p></text:note-body></text:note> :</text:p>
      <text:p text:style-name="P21">Nous avons choisi un menu principal sobre est facile d'utilisation afin d'accéder aux options de base du jeu.</text:p>
      <text:p text:style-name="P20">Nouvelle Partie<text:note text:id="ftn3" text:note-class="footnote"><text:note-citation>3</text:note-citation><text:note-body><text:p text:style-name="P33">Voir en annexe <text:span text:style-name="T18">3</text:span></text:p></text:note-body></text:note> :</text:p>
      <text:p text:style-name="P21">Dans cette section l'utilisateur peut se créer une nouvelle partie en cliquant sur l'un des « Slots » disponible. Si le « Slot » cliqué est déjà utilisé on propose à l'utilisateur d'effacer ou de choisir un autre lieu de sauvegarde.</text:p>
      <text:p text:style-name="P20">Charger Partie<text:note text:id="ftn4" text:note-class="footnote"><text:note-citation>4</text:note-citation><text:note-body><text:p text:style-name="P33">Voir en annexe <text:span text:style-name="T18">4</text:span></text:p></text:note-body></text:note> :</text:p>
      <text:p text:style-name="P21">Dans cette section l'utilisateur peut charger <text:span text:style-name="T21">une </text:span>partie en cliquant sur l'un des « Slots » disponible. <text:s text:c="10"/></text:p>
      <text:p text:style-name="P21"/>
      <text:p text:style-name="P20"><text:soft-page-break/>Crédits<text:note text:id="ftn5" text:note-class="footnote"><text:note-citation>5</text:note-citation><text:note-body><text:p text:style-name="P33">Voir en annexe <text:span text:style-name="T18">5</text:span></text:p></text:note-body></text:note> :</text:p>
      <text:p text:style-name="P21">Les crédits servent à présenter l'équipe et la raison de la conception de ce projet.</text:p>
      <text:p text:style-name="P20">Création de Personnage<text:note text:id="ftn6" text:note-class="footnote"><text:note-citation>6</text:note-citation><text:note-body><text:p text:style-name="P33">Voir en annexe <text:span text:style-name="T18">6</text:span></text:p></text:note-body></text:note> :</text:p>
      <text:p text:style-name="P22">Nous avons prévu une interface afin de permettre à l'utilisateur de s'approprier son personnage en le modifiant. Pouvoir changer des traits visuel comme les cheveux, la couleur de peau, etc, et en personnalisant ses compétences par exemple.</text:p>
      <text:p text:style-name="P20">Vue en Jeu<text:note text:id="ftn7" text:note-class="footnote"><text:note-citation>7</text:note-citation><text:note-body><text:p text:style-name="P33">Voir en annexe <text:span text:style-name="T18">7</text:span></text:p></text:note-body></text:note> :</text:p>
      <text:p text:style-name="P23">La vue en jeu est divisé en deux <text:span text:style-name="T16">vue qui concerne la zone de départ ou l'utilisateur peut se déplacer librement sans rien craindre mais dés qu'il rentre dans la partie donjon le joueur affronte des monstres de différent type.</text:span></text:p>
      <text:p text:style-name="P20">Menu en Jeu<text:note text:id="ftn8" text:note-class="footnote"><text:note-citation>8</text:note-citation><text:note-body><text:p text:style-name="P33">Voir en annexe <text:span text:style-name="T18">8</text:span></text:p></text:note-body></text:note> :</text:p>
      <text:p text:style-name="P24">Ce menu permet d’accéder aux options de jeux, à l'inventaire, à la fiche des caractéristiques du personnage et à revenir à l'écran principal du jeu.</text:p>
      <text:p text:style-name="P20">Fiche Personnage<text:note text:id="ftn9" text:note-class="footnote"><text:note-citation>9</text:note-citation><text:note-body><text:p text:style-name="P33">Voir en annexe <text:span text:style-name="T18">9</text:span></text:p></text:note-body></text:note> :</text:p>
      <text:p text:style-name="P24">La fiche personnage est une interface permettant de gérer les gains de point de compétences suite au gain de niveau, ainsi qu'au sort disponible. </text:p>
      <text:p text:style-name="P20">Inventaire<text:note text:id="ftn10" text:note-class="footnote"><text:note-citation>10</text:note-citation><text:note-body><text:p text:style-name="P33">Voir en annexe <text:span text:style-name="T18">10</text:span></text:p></text:note-body></text:note> :</text:p>
      <text:p text:style-name="P24">L'inventaire permet aux joueurs d'utiliser les objets lâché par les monstres et de gérer ses stocks.</text:p>
      <text:p text:style-name="P20">Option<text:note text:id="ftn11" text:note-class="footnote"><text:note-citation>11</text:note-citation><text:note-body><text:p text:style-name="P33">Voir en annexe <text:span text:style-name="T18">11</text:span></text:p></text:note-body></text:note> :</text:p>
      <text:p text:style-name="P24">Dans les options on peut modifier les touches de déplacement du jeu, gérer les volumes du jeux ainsi que l'utilisation du mode <text:span text:style-name="T21">fenêtre</text:span> ou plein écran.</text:p>
      <text:p text:style-name="P20"/>
      <text:p text:style-name="P20"/>
      <text:h text:style-name="Heading_20_3" text:outline-level="3"><text:soft-page-break/>Contrôleur</text:h>
      <text:p text:style-name="P13">Nous avons besoin d'un contrôleur pour gérer l'interaction avec les boutons de chaque fenêtre et aussi pour capter les touches enfoncées par l'utilisateur avec bien s<text:span text:style-name="T15">û</text:span>r un timer pour interagir avec <text:s/>les divers actions en fonction du temps.</text:p>
      <text:h text:style-name="P43" text:outline-level="2">MCD (Modèle Conceptuel de Données)</text:h>
      <text:p text:style-name="P10">Nous avons besoin d'une base de donnée<text:span text:style-name="T15">s</text:span> pour s'occuper de charger et sauvegarder les parties <text:span text:style-name="T15">du jeu</text:span> ainsi que pour stocker les divers variétés de monstres et d'équipements.</text:p>
      <text:p text:style-name="P14"><text:span text:style-name="T1">Nous avons donc réalis</text:span><text:span text:style-name="T2">é</text:span><text:span text:style-name="T1"> un MCD</text:span><text:span text:style-name="T1"><text:note text:id="ftn12" text:note-class="footnote"><text:note-citation>12</text:note-citation><text:note-body><text:p text:style-name="P31">Voir en annexe 2</text:p></text:note-body></text:note></text:span><text:span text:style-name="T1"> </text:span><text:span text:style-name="T2">pour répondre à ces attentes</text:span><text:span text:style-name="T1">.</text:span></text:p>
      <text:p text:style-name="P16">(MCD ici)</text:p>
      <text:h text:style-name="P46" text:outline-level="1">Répartition des tâches</text:h>
      <text:p text:style-name="P9">La hiérarchie du MVC nous permet de partager en 3 notre projet et il nous reste donc <text:s/>la partie graphisme a traiter qui est aussi lourde que le projet.</text:p>
      <text:p text:style-name="P9">La répartition des tâches est effectué en fonction de nos préférences et de notre expérience, se qui nous donne : </text:p>
      <text:p text:style-name="P9">Bastien : Contrôleur - <text:span text:style-name="T21">Modèle</text:span></text:p>
      <text:p text:style-name="P9">Florian : Vue - Mockup</text:p>
      <text:p text:style-name="P9">Léo : BDD - Mod<text:span text:style-name="T21">èle</text:span></text:p>
      <text:p text:style-name="P9">Melvin : Texture - Vue</text:p>
      <text:p text:style-name="P9">Raphaël : Mod<text:span text:style-name="T21">èle</text:span> - Contrôleur</text:p>
      <text:p text:style-name="P9"/>
      <text:p text:style-name="P42"><text:span text:style-name="T22"><text:tab/>Nous avons réalisé un diagramme de Gantt</text:span><text:span text:style-name="T22"><text:note text:id="ftn13" text:note-class="footnote"><text:note-citation>13</text:note-citation><text:note-body><text:p text:style-name="P32">Voir en annexe XXXXXXXXX</text:p></text:note-body></text:note></text:span><text:span text:style-name="T22"> pour évaluer la progression et les objectifs de chacun.</text:span></text:p>
      <text:h text:style-name="P45" text:outline-level="1"><text:span text:style-name="T1">Difficulté</text:span><text:span text:style-name="T3">s</text:span><text:span text:style-name="T1"> rencontrées</text:span></text:h>
      <text:p text:style-name="Text_20_body"/>
      <text:p text:style-name="P11">Au fil du projet, nous allons être confronté à différents problèmes tels que :</text:p>
      <text:list xml:id="list1942993977407802389" text:style-name="L2">
        <text:list-item>
          <text:p text:style-name="P39"><text:span text:style-name="T7">La g</text:span>estion d<text:span text:style-name="T7">'une base de données avec</text:span> java <text:span text:style-name="T7">pour gérer les sauvegardes et stocker les différents monstres et équipements ;</text:span></text:p>
        </text:list-item>
        <text:list-item>
          <text:p text:style-name="P39"><text:span text:style-name="T7">La réalisation des</text:span> animations <text:span text:style-name="T7">par rapport à la partie programmation d'une part et la partie création des textures ;</text:span></text:p>
        </text:list-item>
        <text:list-item>
          <text:p text:style-name="P39"><text:span text:style-name="T7">Les différentes interactions des monstres seront gérés par une IA, celle-ci devra prendre en compte tout les scénarios afin de rester la plus complète possible pour interagir avec le jeu ;</text:span></text:p>
        </text:list-item>
        <text:list-item>
          <text:p text:style-name="P39"><text:span text:style-name="T8">Pour le décor extérieur, nous utiliserons le t</text:span>ile ma<text:span text:style-name="T15">p</text:span>ing <text:span text:style-name="T8">qui est un procédé de tuiles graphiques couplé a un chiffre pour limiter la consommation des ressources ;</text:span></text:p>
        </text:list-item>
        <text:list-item>
          <text:p text:style-name="P39"><text:span text:style-name="T8">Un</text:span> Inventaire du personnage <text:span text:style-name="T8">devra être créé afin de stocker et d'interagir avec les différents objets et équipements du jeu.</text:span></text:p>
        </text:list-item>
      </text:list>
      <text:p text:style-name="P7"/>
      <text:p text:style-name="P11">En effet, nous n'avions jamais <text:span text:style-name="T15">rencontré</text:span> ces procédés auparavant.</text:p>
      <text:h text:style-name="P46" text:outline-level="1">Amélioration<text:span text:style-name="T9">s</text:span> possible<text:span text:style-name="T9">s</text:span> </text:h>
      <text:p text:style-name="P17">Suite à la réalisation de la base du jeux, nous envisageons plusieurs améliorations comme :</text:p>
      <text:list xml:id="list3212095724939021115" text:style-name="L3">
        <text:list-item>
          <text:p text:style-name="P41"><text:span text:style-name="T3">Les armes et les armures pourront être enchantés afin d'améliorer leurs caractéristiques ;</text:span></text:p>
        </text:list-item>
        <text:list-item>
          <text:p text:style-name="P40"><text:span text:style-name="T9">Plusieurs sortilèges pour diversifier le jeu ;</text:span></text:p>
        </text:list-item>
        <text:list-item>
          <text:p text:style-name="P40"><text:span text:style-name="T9">De nouveaux services dans la zone fixe ;</text:span></text:p>
        </text:list-item>
        <text:list-item>
          <text:p text:style-name="P40"><text:span text:style-name="T9">Une création</text:span> <text:span text:style-name="T9">graphique personnalisée du</text:span> personnage ;</text:p>
        </text:list-item>
        <text:list-item>
          <text:p text:style-name="P40"><text:span text:style-name="T10">Des rajouts d'objets (ressources, équipements) ;</text:span></text:p>
        </text:list-item>
        <text:list-item>
          <text:p text:style-name="P40"><text:span text:style-name="T10">Un système de </text:span>création d'<text:span text:style-name="T10">équipements</text:span> (armure, arme, potion) ;</text:p>
        </text:list-item>
        <text:list-item>
          <text:p text:style-name="P40"><text:span text:style-name="T10">Ajout d'affinités au sein des dégâts et des résistances (terre, feu, vent, eau) ;</text:span></text:p>
        </text:list-item>
        <text:list-item>
          <text:p text:style-name="P40"><text:span text:style-name="T10">Ajout d'un didactitiel ;</text:span></text:p>
        </text:list-item>
        <text:list-item>
          <text:p text:style-name="P40"><text:span text:style-name="T13">Mode multijoueur</text:span></text:p>
        </text:list-item>
      </text:list>
      <text:h text:style-name="P46" text:outline-level="1" text:is-list-header="true">Conclusion</text:h>
      <text:p text:style-name="P12">Ce projet est une opportunité pour nous de nous améliorer tout en s'amusant dans un domaine que l'on apprécie tout <text:span text:style-name="T21">particulièrement.</text:span> </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48">Sommaire des annexes</text:p>
          </text:index-title>
          <text:p text:style-name="P49">Conclusion<text:tab/>14</text:p>
        </text:index-body>
      </text:table-of-content>
      <text:p text:style-name="P7"/>
      <text:p text:style-name="P52"><draw:frame draw:style-name="fr1" draw:name="Image1" text:anchor-type="paragraph" svg:y="0.875cm" svg:width="21.724cm" svg:height="16.429cm" draw:z-index="0"><draw:image/></draw:frame>ANNEXE I</text:p>
      <text:p text:style-name="P54"><draw:frame draw:style-name="fr2" draw:name="Image2" text:anchor-type="paragraph" svg:x="5.045cm" svg:y="1.208cm" svg:width="15.901cm" svg:height="14.845cm" draw:z-index="1"><draw:image/></draw:frame>ANNEXE I<text:span text:style-name="T17">I</text:span></text:p>
      <text:p text:style-name="P53"><draw:frame draw:style-name="fr2" draw:name="Image3" text:anchor-type="paragraph" svg:x="-0.616cm" svg:y="1.08cm" svg:width="13.118cm" svg:height="12.245cm" draw:z-index="2"><draw:image/></draw:frame><draw:frame draw:style-name="fr2" draw:name="Image4" text:anchor-type="paragraph" svg:x="13.383cm" svg:y="1.145cm" svg:width="13.039cm" svg:height="12.173cm" draw:z-index="3"><draw:image/></draw:frame>ANNEXE I<text:span text:style-name="T17">II</text:span></text:p>
      <text:p text:style-name="P25"><draw:frame draw:style-name="fr2" draw:name="Image5" text:anchor-type="paragraph" svg:x="4.618cm" svg:y="0.84cm" svg:width="16.406cm" svg:height="15.316cm" draw:z-index="4"><draw:image/></draw:frame>ANNEXE I<text:span text:style-name="T17">V</text:span></text:p>
      <text:p text:style-name="P54"><draw:frame draw:style-name="fr2" draw:name="Image6" text:anchor-type="paragraph" svg:x="2.533cm" svg:y="1.217cm" svg:width="20.697cm" svg:height="16.32cm" draw:z-index="5"><draw:image/></draw:frame>ANNEXE <text:span text:style-name="T17">V</text:span></text:p>
      <text:p text:style-name="P54"><draw:frame draw:style-name="fr2" draw:name="Image7" text:anchor-type="paragraph" svg:x="0cm" svg:y="1.191cm" svg:width="25.7cm" svg:height="14.377cm" draw:z-index="11"><draw:image/></draw:frame>ANNEXE <text:span text:style-name="T17">VI</text:span></text:p>
      <text:p text:style-name="P54"><draw:frame draw:style-name="fr2" draw:name="Image8" text:anchor-type="paragraph" svg:x="-0.067cm" svg:y="0.993cm" svg:width="25.7cm" svg:height="14.377cm" draw:z-index="10"><draw:image/></draw:frame>ANNEXE <text:span text:style-name="T17">VII</text:span></text:p>
      <text:p text:style-name="P53"><draw:frame draw:style-name="fr2" draw:name="Image9" text:anchor-type="paragraph" svg:x="0cm" svg:y="0.826cm" svg:width="25.7cm" svg:height="14.377cm" draw:z-index="6"><draw:image/></draw:frame>ANNEXE <text:span text:style-name="T17">VIII</text:span></text:p>
      <text:p text:style-name="P54"><draw:frame draw:style-name="fr2" draw:name="Image10" text:anchor-type="paragraph" svg:x="0cm" svg:y="0.96cm" svg:width="25.7cm" svg:height="14.377cm" draw:z-index="7"><draw:image/></draw:frame>ANNEXE <text:span text:style-name="T17">IX</text:span></text:p>
      <text:p text:style-name="P54"><draw:frame draw:style-name="fr2" draw:name="Image11" text:anchor-type="paragraph" svg:x="0cm" svg:y="1.025cm" svg:width="25.7cm" svg:height="14.377cm" draw:z-index="8"><draw:image/></draw:frame>ANNEXE <text:span text:style-name="T17">X</text:span></text:p>
      <text:p text:style-name="P54"><draw:frame draw:style-name="fr2" draw:name="Image12" text:anchor-type="paragraph" svg:x="0.231cm" svg:y="0.893cm" svg:width="25.7cm" svg:height="14.377cm" draw:z-index="9"><draw:image/></draw:frame>ANNEXE <text:span text:style-name="T17">X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9.7cm" fo:page-height="21.001cm" style:num-format="I"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XXV</text:page-number></text:p>
      </style:footer>
    </style:master-page>
    <style:master-page style:name="Index" style:page-layout-name="Mpm7">
      <style:footer>
        <text:p text:style-name="MP5"><text:page-number text:select-page="current">X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6H24M28S</meta:editing-duration>
    <meta:editing-cycles>68</meta:editing-cycles>
    <meta:generator>LibreOffice/4.3.3.2$Linux_X86_64 LibreOffice_project/430m0$Build-2</meta:generator>
    <dc:title>Rapport</dc:title>
    <meta:initial-creator>Bastien CHANEZ</meta:initial-creator>
    <dc:date>2016-10-12T13:06:54.418665313</dc:date>
    <meta:document-statistic meta:table-count="0" meta:image-count="12" meta:object-count="0" meta:page-count="25" meta:paragraph-count="147" meta:word-count="1575" meta:character-count="9212" meta:non-whitespace-character-count="7777"/>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